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697" officeooo:paragraph-rsid="001bc6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</text:p>
      <text:p text:style-name="P1">a, select Diachi,Tenchunha from Nhachothue where Giathue &lt; 1000000;</text:p>
      <text:p text:style-name="P1"/>
      <text:p text:style-name="P1">b,select MaKH,Hoten,Coquan from khachhang natural join Nhachothue natural join Hopdong where Nhachothue.Tenchunha like 'Nong Van Den';</text:p>
      <text:p text:style-name="P1"/>
      <text:p text:style-name="P1">c, select distinct B1.MaN,Diachi,Giathue,Tenchunha from Nhachothue B1 left join Hopdong B2 on B1.MaN = B2.MaN where B2.MaN is null;</text:p>
      <text:p text:style-name="P1"/>
      <text:p text:style-name="P1">d, select max(Giathue) from khachhang natural join Nhachothue natural join Hopdong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2:25:45.124298983</meta:creation-date>
    <dc:date>2018-11-02T02:39:04.640193158</dc:date>
    <meta:editing-duration>PT3M9S</meta:editing-duration>
    <meta:editing-cycles>1</meta:editing-cycles>
    <meta:document-statistic meta:table-count="0" meta:image-count="0" meta:object-count="0" meta:page-count="1" meta:paragraph-count="5" meta:word-count="56" meta:character-count="417" meta:non-whitespace-character-count="366"/>
    <meta:generator>LibreOffice/6.0.6.2$Linux_X86_64 LibreOffice_project/00m0$Build-2</meta:generator>
  </office:meta>
</office:document-meta>
</file>